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212529" fo:font-size="11pt" officeooo:rsid="0059988c" officeooo:paragraph-rsid="0059988c" style:font-name-asian="Microsoft JhengHei fixed" style:font-size-asian="9.60000038146973pt" style:font-style-asian="normal" style:font-weight-asian="bold" style:font-size-complex="11pt"/>
    </style:style>
    <style:style style:name="P2" style:family="paragraph" style:parent-style-name="Heading_20_1">
      <style:paragraph-properties fo:text-align="start" style:justify-single-word="false"/>
      <style:text-properties fo:font-variant="normal" fo:text-transform="none" fo:color="#212529" fo:font-size="15pt" officeooo:rsid="0059988c" officeooo:paragraph-rsid="0059988c" style:font-name-asian="Microsoft JhengHei fixed" style:font-size-asian="15pt" style:font-style-asian="normal" style:font-weight-asian="bold" style:font-size-complex="15pt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015e227" officeooo:paragraph-rsid="00936f19" style:font-size-asian="9.10000038146973pt" style:font-weight-asian="normal" style:font-size-complex="9.10000038146973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015e227" officeooo:paragraph-rsid="0157fba6" style:font-size-asian="9.10000038146973pt" style:font-weight-asian="normal" style:font-size-complex="9.10000038146973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12c2568" officeooo:paragraph-rsid="012c2568" style:font-size-asian="9.10000038146973pt" style:font-weight-asian="normal" style:font-size-complex="9.10000038146973pt" style:font-weight-complex="normal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12c2568" officeooo:paragraph-rsid="013565fd" style:font-size-asian="9.10000038146973pt" style:font-weight-asian="normal" style:font-size-complex="9.10000038146973pt" style:font-weight-complex="normal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12c2568" officeooo:paragraph-rsid="01364902" style:font-size-asian="9.10000038146973pt" style:font-weight-asian="normal" style:font-size-complex="9.10000038146973pt" style:font-weight-complex="normal"/>
    </style:style>
    <style:style style:name="P8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12c2568" officeooo:paragraph-rsid="014077e8" style:font-size-asian="9.10000038146973pt" style:font-weight-asian="normal" style:font-size-complex="9.10000038146973pt" style:font-weight-complex="normal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12c2568" officeooo:paragraph-rsid="0157fba6" style:font-size-asian="9.10000038146973pt" style:font-weight-asian="normal" style:font-size-complex="9.10000038146973pt" style:font-weight-complex="normal"/>
    </style:style>
    <style:style style:name="P10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12c2568" officeooo:paragraph-rsid="0158eaf8" style:font-size-asian="9.10000038146973pt" style:font-weight-asian="normal" style:font-size-complex="9.10000038146973pt" style:font-weight-complex="normal"/>
    </style:style>
    <style:style style:name="P11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12c2568" officeooo:paragraph-rsid="0163cb2d" style:font-size-asian="9.10000038146973pt" style:font-weight-asian="normal" style:font-size-complex="9.10000038146973pt" style:font-weight-complex="normal"/>
    </style:style>
    <style:style style:name="P12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12c2568" officeooo:paragraph-rsid="01697889" style:font-size-asian="9.10000038146973pt" style:font-weight-asian="normal" style:font-size-complex="9.10000038146973pt" style:font-weight-complex="normal"/>
    </style:style>
    <style:style style:name="P13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143e583" officeooo:paragraph-rsid="0143e583" style:font-size-asian="9.10000038146973pt" style:font-weight-asian="normal" style:font-size-complex="9.10000038146973pt" style:font-weight-complex="normal"/>
    </style:style>
    <style:style style:name="P14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145da69" officeooo:paragraph-rsid="0145da69" style:font-size-asian="9.10000038146973pt" style:font-weight-asian="normal" style:font-size-complex="9.10000038146973pt" style:font-weight-complex="normal"/>
    </style:style>
    <style:style style:name="P15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145da69" officeooo:paragraph-rsid="0164434e" style:font-size-asian="9.10000038146973pt" style:font-weight-asian="normal" style:font-size-complex="9.10000038146973pt" style:font-weight-complex="normal"/>
    </style:style>
    <style:style style:name="P16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12c2568" officeooo:paragraph-rsid="012c2568" style:font-size-asian="9.10000038146973pt" style:font-weight-asian="normal" style:font-size-complex="9.10000038146973pt" style:font-weight-complex="normal"/>
    </style:style>
    <style:style style:name="P17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12c2568" officeooo:paragraph-rsid="0173b6f2" style:font-size-asian="9.10000038146973pt" style:font-weight-asian="normal" style:font-size-complex="9.10000038146973pt" style:font-weight-complex="normal"/>
    </style:style>
    <style:style style:name="P18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12c2568" officeooo:paragraph-rsid="0176100a" style:font-size-asian="9.10000038146973pt" style:font-weight-asian="normal" style:font-size-complex="9.10000038146973pt" style:font-weight-complex="normal"/>
    </style:style>
    <style:style style:name="P19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015e227" officeooo:paragraph-rsid="00936f19" style:font-size-asian="9.10000038146973pt" style:font-weight-asian="normal" style:font-size-complex="9.10000038146973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故鄉的雨</text:h>
      <text:p text:style-name="P1"/>
      <text:p text:style-name="P3">酷暑盛夏</text:p>
      <text:p text:style-name="P3">歷史的天空</text:p>
      <text:p text:style-name="P3">偶爾傳來</text:p>
      <text:p text:style-name="P3">三兩雷聲</text:p>
      <text:p text:style-name="P3">宛如盛宴的鐘鼓之音</text:p>
      <text:p text:style-name="P18">一時間</text:p>
      <text:p text:style-name="P18">雨</text:p>
      <text:p text:style-name="P18">淅淅瀝瀝</text:p>
      <text:p text:style-name="P17">不停歇</text:p>
      <text:p text:style-name="P17">四周環抱的羣山</text:p>
      <text:p text:style-name="P17">也慢慢消失</text:p>
      <text:p text:style-name="P17">在這一簾煙雨中</text:p>
      <text:p text:style-name="P17">村莊</text:p>
      <text:p text:style-name="P17">漸漸成了迷失的孤兒</text:p>
      <text:p text:style-name="P17"/>
      <text:p text:style-name="P17"/>
      <text:p text:style-name="P17">我們的家</text:p>
      <text:p text:style-name="P17">就這樣風雨飄搖着</text:p>
      <text:p text:style-name="P3"/>
      <text:p text:style-name="P3"/>
      <text:p text:style-name="P4">雨 水 </text:p>
      <text:p text:style-name="P9">打在前庭的花圃上</text:p>
      <text:p text:style-name="P9">打在後院的菜地裏</text:p>
      <text:p text:style-name="P9">彈奏出一曲曲</text:p>
      <text:p text:style-name="P9">歡快的生活詩章</text:p>
      <text:p text:style-name="P5"/>
      <text:p text:style-name="P5"/>
      <text:p text:style-name="P8">窗 <text:s/></text:p>
      <text:p text:style-name="P8">半掩着</text:p>
      <text:p text:style-name="P5">風</text:p>
      <text:p text:style-name="P5">帶着一身的溼氣</text:p>
      <text:p text:style-name="P5">不時跑進屋來避雨</text:p>
      <text:p text:style-name="P5">但我覺得</text:p>
      <text:p text:style-name="P5">他更像是從遠處趕來旅人</text:p>
      <text:p text:style-name="P5">只爲看一眼</text:p>
      <text:p text:style-name="P5">於窗前 <text:s/>凝眉望雨的你</text:p>
      <text:p text:style-name="P5">眼前的詩情畫意</text:p>
      <text:p text:style-name="P5">因你</text:p>
      <text:p text:style-name="P5">變得有靈魂</text:p>
      <text:p text:style-name="P5">而又迷人</text:p>
      <text:p text:style-name="P5"/>
      <text:p text:style-name="P5">屋裏煮着水</text:p>
      <text:p text:style-name="P5">不時飄起陣陣茶香</text:p>
      <text:p text:style-name="P5">清淡如蘭</text:p>
      <text:p text:style-name="P5">就如近近地</text:p>
      <text:p text:style-name="P5">近近地</text:p>
      <text:p text:style-name="P5">聞着你口中絲絲的氣息</text:p>
      <text:p text:style-name="P5">帶着溫柔的甘甜</text:p>
      <text:p text:style-name="P5">和着手裏半卷書香</text:p>
      <text:p text:style-name="P5"/>
      <text:p text:style-name="P5">如果雨不停</text:p>
      <text:p text:style-name="P5">風不願意走</text:p>
      <text:p text:style-name="P6">我可以</text:p>
      <text:p text:style-name="P6">就這麼呆呆坐一天</text:p>
      <text:p text:style-name="P6"/>
      <text:p text:style-name="P7">或許明天</text:p>
      <text:p text:style-name="P7">門前又要發洪水了</text:p>
      <text:p text:style-name="P6">但 且管它呢</text:p>
      <text:p text:style-name="P11">那又會是另一幅畫和</text:p>
      <text:p text:style-name="P11">別樣的心境</text:p>
      <text:p text:style-name="P6">就像兒時慶幸不用上學</text:p>
      <text:p text:style-name="P6">因爲橋被淹了</text:p>
      <text:p text:style-name="P6">我們哪也不能去</text:p>
      <text:p text:style-name="P6">哪也不用去</text:p>
      <text:p text:style-name="P6"/>
      <text:p text:style-name="P12">而其實</text:p>
      <text:p text:style-name="P12">我哪也不想去了</text:p>
      <text:p text:style-name="P6"/>
      <text:p text:style-name="P6"/>
      <text:p text:style-name="P13">*****</text:p>
      <text:p text:style-name="P14">連日暴雨</text:p>
      <text:p text:style-name="P15">孤獨的旅人</text:p>
      <text:p text:style-name="P15">避雨於他人籬下</text:p>
      <text:p text:style-name="P14">潮溼的心</text:p>
      <text:p text:style-name="P14">寫着不知明天的幻夢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8-05T04:57:52.035073557</dc:date>
    <meta:editing-duration>PT23H6M9S</meta:editing-duration>
    <meta:editing-cycles>328</meta:editing-cycles>
    <meta:document-statistic meta:table-count="0" meta:image-count="0" meta:object-count="0" meta:page-count="1" meta:paragraph-count="64" meta:word-count="351" meta:character-count="362" meta:non-whitespace-character-count="355"/>
  </office:meta>
</office:document-meta>
</file>